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0dc" officeooo:paragraph-rsid="001a30dc"/>
    </style:style>
    <style:style style:name="P2" style:family="paragraph" style:parent-style-name="Standard">
      <style:paragraph-properties fo:text-align="start" style:justify-single-word="false"/>
      <style:text-properties officeooo:rsid="001a30dc" officeooo:paragraph-rsid="001a30dc"/>
    </style:style>
    <style:style style:name="P3" style:family="paragraph" style:parent-style-name="Standard">
      <style:paragraph-properties fo:text-align="start" style:justify-single-word="false"/>
      <style:text-properties officeooo:rsid="001a30dc" officeooo:paragraph-rsid="0021b9e8"/>
    </style:style>
    <style:style style:name="P4" style:family="paragraph" style:parent-style-name="Standard">
      <style:paragraph-properties fo:text-align="start" style:justify-single-word="false"/>
      <style:text-properties officeooo:rsid="001fc2ae" officeooo:paragraph-rsid="001fc2ae"/>
    </style:style>
    <style:style style:name="P5" style:family="paragraph" style:parent-style-name="Standard">
      <style:paragraph-properties fo:text-align="start" style:justify-single-word="false"/>
      <style:text-properties fo:font-size="28pt" officeooo:rsid="001a30dc" officeooo:paragraph-rsid="002125f1" style:font-size-asian="28pt" style:font-size-complex="28pt"/>
    </style:style>
    <style:style style:name="P6" style:family="paragraph" style:parent-style-name="Standard">
      <style:paragraph-properties fo:text-align="start" style:justify-single-word="false"/>
      <style:text-properties officeooo:paragraph-rsid="00255491"/>
    </style:style>
    <style:style style:name="P7" style:family="paragraph" style:parent-style-name="Standard">
      <style:paragraph-properties fo:text-align="start" style:justify-single-word="false"/>
      <style:text-properties fo:font-size="12pt" officeooo:rsid="001a30dc" officeooo:paragraph-rsid="002125f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a8046" officeooo:paragraph-rsid="002125f1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officeooo:rsid="0021a8fe" officeooo:paragraph-rsid="0021a8fe"/>
    </style:style>
    <style:style style:name="P10" style:family="paragraph" style:parent-style-name="Standard">
      <style:paragraph-properties fo:text-align="start" style:justify-single-word="false"/>
      <style:text-properties fo:font-size="20pt" officeooo:rsid="001a30dc" officeooo:paragraph-rsid="001a30dc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rsid="0021b9e8" officeooo:paragraph-rsid="0021b9e8"/>
    </style:style>
    <style:style style:name="P12" style:family="paragraph" style:parent-style-name="Standard">
      <style:text-properties officeooo:paragraph-rsid="0023d5fd"/>
    </style:style>
    <style:style style:name="P13" style:family="paragraph" style:parent-style-name="Standard">
      <style:paragraph-properties fo:text-align="start" style:justify-single-word="false"/>
      <style:text-properties fo:color="#484848" officeooo:rsid="0021b9e8" officeooo:paragraph-rsid="0023d5fd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285703" officeooo:paragraph-rsid="00285703"/>
    </style:style>
    <style:style style:name="P15" style:family="paragraph" style:parent-style-name="Standard">
      <style:paragraph-properties fo:text-align="start" style:justify-single-word="false"/>
      <style:text-properties officeooo:rsid="0029e5fc" officeooo:paragraph-rsid="0029e5fc"/>
    </style:style>
    <style:style style:name="P16" style:family="paragraph" style:parent-style-name="Standard">
      <style:paragraph-properties fo:text-align="start" style:justify-single-word="false"/>
      <style:text-properties fo:font-size="40pt" officeooo:rsid="001a30dc" officeooo:paragraph-rsid="002125f1" style:font-size-asian="40pt" style:font-size-complex="40pt"/>
    </style:style>
    <style:style style:name="P17" style:family="paragraph" style:parent-style-name="Standard">
      <style:paragraph-properties fo:text-align="start" style:justify-single-word="false"/>
      <style:text-properties fo:font-size="32pt" officeooo:rsid="001a30dc" officeooo:paragraph-rsid="002125f1" style:font-size-asian="32pt" style:font-size-complex="32pt"/>
    </style:style>
    <style:style style:name="P18" style:family="paragraph" style:parent-style-name="Standard">
      <style:paragraph-properties fo:text-align="start" style:justify-single-word="false"/>
      <style:text-properties fo:font-size="24pt" officeooo:rsid="001a8046" officeooo:paragraph-rsid="002125f1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16pt" officeooo:rsid="001a30dc" officeooo:paragraph-rsid="002125f1" style:font-size-asian="16pt" style:font-size-complex="16pt"/>
    </style:style>
    <style:style style:name="P20" style:family="paragraph" style:parent-style-name="Standard">
      <style:paragraph-properties style:writing-mode="lr-tb"/>
      <style:text-properties fo:color="#484848" style:font-name="Liberation Serif" fo:font-size="10pt" fo:font-style="normal" fo:font-weight="normal" fo:background-color="transparent" style:font-size-asian="10pt" style:font-style-asian="normal" style:font-weight-asian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9e5fc" officeooo:paragraph-rsid="0029e5fc"/>
    </style:style>
    <style:style style:name="P22" style:family="paragraph">
      <loext:graphic-properties draw:fill-color="#707070"/>
      <style:paragraph-properties style:writing-mode="lr-tb"/>
      <style:text-properties style:use-window-font-color="true" fo:font-size="10pt"/>
    </style:style>
    <style:style style:name="P23" style:family="paragraph">
      <loext:graphic-properties draw:fill-color="#484848"/>
      <style:paragraph-properties style:writing-mode="lr-tb"/>
      <style:text-properties style:use-window-font-color="true" fo:font-size="10pt"/>
    </style:style>
    <style:style style:name="P24" style:family="paragraph">
      <loext:graphic-properties draw:fill-color="#222222"/>
      <style:paragraph-properties style:writing-mode="lr-tb"/>
      <style:text-properties style:use-window-font-color="true" fo:font-size="10pt"/>
    </style:style>
    <style:style style:name="P25" style:family="paragraph">
      <style:paragraph-properties style:writing-mode="lr-tb"/>
      <style:text-properties fo:color="#ffffff" fo:font-size="10pt"/>
    </style:style>
    <style:style style:name="P26" style:family="paragraph">
      <loext:graphic-properties draw:fill-color="#d95d30"/>
      <style:paragraph-properties style:writing-mode="lr-tb"/>
      <style:text-properties fo:color="#ffffff" fo:font-size="10pt"/>
    </style:style>
    <style:style style:name="P27" style:family="paragraph">
      <loext:graphic-properties draw:fill-color="#f2a03d"/>
      <style:paragraph-properties style:writing-mode="lr-tb"/>
      <style:text-properties fo:color="#ffffff" fo:font-size="10pt"/>
    </style:style>
    <style:style style:name="P28" style:family="paragraph">
      <loext:graphic-properties draw:fill-color="#7b9aa6"/>
      <style:paragraph-properties style:writing-mode="lr-tb"/>
      <style:text-properties fo:color="#ffffff" fo:font-size="10pt"/>
    </style:style>
    <style:style style:name="P29" style:family="paragraph">
      <loext:graphic-properties draw:fill-color="#274b59"/>
      <style:paragraph-properties style:writing-mode="lr-tb"/>
      <style:text-properties fo:color="#ffffff" fo:font-size="10pt"/>
    </style:style>
    <style:style style:name="P30" style:family="paragraph">
      <style:paragraph-properties style:writing-mode="lr-tb"/>
      <style:text-properties style:use-window-font-color="true" fo:font-size="10pt"/>
    </style:style>
    <style:style style:name="P31" style:family="paragraph">
      <loext:graphic-properties draw:fill-color="#081e26"/>
      <style:paragraph-properties style:writing-mode="lr-tb"/>
      <style:text-properties style:use-window-font-color="true" fo:font-size="10pt"/>
    </style:style>
    <style:style style:name="T1" style:family="text">
      <style:text-properties officeooo:rsid="001a8046"/>
    </style:style>
    <style:style style:name="T2" style:family="text">
      <style:text-properties officeooo:rsid="001d476d"/>
    </style:style>
    <style:style style:name="T3" style:family="text">
      <style:text-properties style:use-window-font-color="true" style:font-name="Liberation Serif" fo:font-size="12pt" officeooo:rsid="001a8046" style:font-size-asian="12pt" style:font-size-complex="12pt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8046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officeooo:rsid="001a8046" style:font-size-asian="12pt" style:font-size-complex="12pt"/>
    </style:style>
    <style:style style:name="T6" style:family="text">
      <style:text-properties style:font-name="Liberation Serif" fo:font-size="12pt" officeooo:rsid="001a30dc" style:font-size-asian="12pt" style:font-size-complex="12pt"/>
    </style:style>
    <style:style style:name="T7" style:family="text">
      <style:text-properties style:font-name="Liberation Serif" fo:font-size="12pt" officeooo:rsid="00233aca" style:font-size-asian="12pt" style:font-size-complex="12pt"/>
    </style:style>
    <style:style style:name="T8" style:family="text">
      <style:text-properties style:font-name="Liberation Serif" fo:font-size="12pt" officeooo:rsid="001a8046" style:font-size-asian="12pt" style:font-size-complex="12pt"/>
    </style:style>
    <style:style style:name="T9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Liberation Serif" fo:font-size="10pt" fo:font-style="normal" fo:font-weight="normal" officeooo:rsid="0023d5fd" style:font-size-asian="10pt" style:font-style-asian="normal" style:font-weight-asian="normal"/>
    </style:style>
    <style:style style:name="T11" style:family="text">
      <style:text-properties fo:color="#222222" style:font-name="Liberation Serif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22222" style:font-name="Liberation Serif" fo:font-size="10pt" fo:font-style="normal" fo:font-weight="normal" officeooo:rsid="0023d5fd" style:font-size-asian="10pt" style:font-style-asian="normal" style:font-weight-asian="normal"/>
    </style:style>
    <style:style style:name="T13" style:family="text">
      <style:text-properties fo:color="#222222" style:font-name="Liberation Serif" fo:font-size="10pt" fo:font-style="normal" fo:font-weight="normal" officeooo:rsid="00255491" fo:background-color="transparent" loext:char-shading-value="0" style:font-size-asian="10pt" style:font-style-asian="normal" style:font-weight-asian="normal"/>
    </style:style>
    <style:style style:name="T14" style:family="text">
      <style:text-properties fo:color="#222222" style:font-name="Liberation Serif" fo:font-size="10pt" fo:font-style="normal" fo:font-weight="normal" officeooo:rsid="0025845a" fo:background-color="transparent" loext:char-shading-value="0" style:font-size-asian="10pt" style:font-style-asian="normal" style:font-weight-asian="normal"/>
    </style:style>
    <style:style style:name="T15" style:family="text">
      <style:text-properties fo:color="#707070" style:font-name="Liberation Serif" fo:font-size="10pt" fo:font-style="normal" fo:font-weight="normal" officeooo:rsid="0023d5fd" style:font-size-asian="10pt" style:font-style-asian="normal" style:font-weight-asian="normal"/>
    </style:style>
    <style:style style:name="T16" style:family="text">
      <style:text-properties fo:color="#707070" style:font-name="Liberation Serif" fo:font-size="10pt" fo:font-style="normal" fo:font-weight="normal" officeooo:rsid="00255491" style:font-size-asian="10pt" style:font-style-asian="normal" style:font-weight-asian="normal"/>
    </style:style>
    <style:style style:name="T17" style:family="text">
      <style:text-properties officeooo:rsid="0031d7f9"/>
    </style:style>
    <style:style style:name="T18" style:family="text">
      <style:text-properties fo:color="#ffffff" fo:font-size="10pt"/>
    </style:style>
    <style:style style:name="T19" style:family="text">
      <style:text-properties style:use-window-font-color="true" fo:font-size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707070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484848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222222" draw:textarea-horizontal-align="justify" draw:textarea-vertical-align="middle" draw:auto-grow-height="false" fo:min-height="0.8339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d95d30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2a03d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7b9aa6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274b59" draw:textarea-horizontal-align="justify" draw:textarea-vertical-align="middle" draw:auto-grow-height="false" fo:min-height="1.5311in" fo:min-width="1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081e26" draw:textarea-horizontal-align="justify" draw:textarea-vertical-align="middle" draw:auto-grow-height="false" fo:min-height="1.5311in" fo:min-width="1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OURSEAUXCOMPAGNONS</text:p>
      <text:p text:style-name="P2"/>
      <text:p text:style-name="P9">PARTAGE <text:s/>| <text:s/>SPORT <text:s/>| <text:s/>ORGANISATION</text:p>
      <text:p text:style-name="P9">Liberté <text:s/>| <text:s/>Défi <text:s/>| <text:s/>Nature <text:s/>| <text:s/>Entraide</text:p>
      <text:p text:style-name="P2"/>
      <text:p text:style-name="P12"><text:span text:style-name="T8">Root</text:span><text:span text:style-name="T6"> font settings : (font-size: 100%; line-height: 1.5; </text:span><text:span text:style-name="T7">font-family is the bootstrap default (</text:span><text:span text:style-name="Source_20_Text"><text:span text:style-name="T4">-apple-system,</text:span></text:span><text:span text:style-name="Source_20_Text"><text:span text:style-name="T5"> </text:span></text:span><text:span text:style-name="Source_20_Text"><text:span text:style-name="T4">BlinkMacSystemFont, "Segoe UI", "Roboto", "Helvetica Neue", Arial, sans-serif, "Apple Color Emoji", "Segoe UI Emoji", "Segoe UI Symbol" !default;</text:span></text:span><text:span text:style-name="T3">))</text:span></text:p>
      <text:p text:style-name="P2"/>
      <text:p text:style-name="P1"/>
      <text:p text:style-name="P16">Main title h1</text:p>
      <text:p text:style-name="P7"><text:span text:style-name="T1">(font-size: 2.5rem </text:span><text:span text:style-name="T2">40px</text:span><text:span text:style-name="T1">;)</text:span></text:p>
      <text:p text:style-name="P17">Secondary title h2</text:p>
      <text:p text:style-name="P7"><text:span text:style-name="T1">(font-size: 2rem </text:span><text:span text:style-name="T2">32px</text:span><text:span text:style-name="T1">;)</text:span></text:p>
      <text:p text:style-name="P5">Third level title h3</text:p>
      <text:p text:style-name="P8">(font-size: 1.75rem 28px;)</text:p>
      <text:p text:style-name="P18">Fourth level title h4</text:p>
      <text:p text:style-name="P8">(font-size: 1.5rem 24px;)</text:p>
      <text:p text:style-name="P19">Paragraphe p</text:p>
      <text:p text:style-name="P8">(margin-bottom: 0.625rem; color: gris plus clair)</text:p>
      <text:p text:style-name="P2"/>
      <text:p text:style-name="P2"/>
      <text:p text:style-name="P11">Grey Nuances</text:p>
      <text:p text:style-name="P11"><draw:custom-shape text:anchor-type="paragraph" draw:z-index="5" draw:name="Shape1_4" draw:style-name="gr3" draw:text-style-name="P24" svg:width="1.2713in" svg:height="0.8343in" svg:x="0.0339in" svg:y="0.1071in"><text:p/><draw:enhanced-geometry svg:viewBox="0 0 21600 21600" draw:type="rectangle" draw:enhanced-path="M 0 0 L 21600 0 21600 21600 0 21600 0 0 Z N"/></draw:custom-shape><draw:custom-shape text:anchor-type="paragraph" draw:z-index="6" draw:name="Shape1_5" draw:style-name="gr2" draw:text-style-name="P23" svg:width="1.2713in" svg:height="0.8343in" svg:x="1.3047in" svg:y="0.1071in"><text:p/><draw:enhanced-geometry svg:viewBox="0 0 21600 21600" draw:type="rectangle" draw:enhanced-path="M 0 0 L 21600 0 21600 21600 0 21600 0 0 Z N"/></draw:custom-shape><draw:custom-shape text:anchor-type="paragraph" draw:z-index="7" draw:name="Shape1_6" draw:style-name="gr1" draw:text-style-name="P22" svg:width="1.2713in" svg:height="0.8343in" svg:x="2.5756in" svg:y="0.1071in"><text:p/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6"><text:span text:style-name="T13">Main<text:tab/><text:tab/><text:tab/></text:span><text:span text:style-name="T14">Secondary</text:span><text:span text:style-name="T13"><text:tab/> <text:s text:c="4"/>Helptext | Extra infos</text:span></text:p>
      <text:p text:style-name="P13"><text:span text:style-name="T11">RGB </text:span><text:span text:style-name="T12">34</text:span><text:span text:style-name="T11">, </text:span><text:span text:style-name="T12">34</text:span><text:span text:style-name="T11">, </text:span><text:span text:style-name="T12">34</text:span><text:span text:style-name="T10"><text:tab/><text:tab/></text:span><text:span text:style-name="T9">RGB </text:span><text:span text:style-name="T10">72</text:span><text:span text:style-name="T9">, </text:span><text:span text:style-name="T10">72</text:span><text:span text:style-name="T9">, </text:span><text:span text:style-name="T10">72<text:tab/> <text:s text:c="4"/></text:span><text:span text:style-name="T15">RGB 112,112,112</text:span></text:p>
      <text:p text:style-name="P13"><text:span text:style-name="T11">HEX #</text:span><text:span text:style-name="T12">222222</text:span><text:span text:style-name="T9"><text:tab/><text:tab/>HEX #484848<text:tab/> <text:s text:c="4"/></text:span><text:span text:style-name="T16">HEX #707070</text:span></text:p>
      <text:p text:style-name="P20"/>
      <text:p text:style-name="P3"/>
      <text:p text:style-name="P4">Soirée montagne</text:p>
      <text:p text:style-name="P2"><text:a xlink:type="simple" xlink:href="https://color.adobe.com/fr/search?q=haute%20montagne&amp;t=tag" text:style-name="Internet_20_link" text:visited-style-name="Visited_20_Internet_20_Link">https://color.adobe.com/fr/search?q=haute%20montagne&amp;t=tag</text:a></text:p>
      <text:p text:style-name="P2"><draw:custom-shape text:anchor-type="paragraph" draw:z-index="1" draw:name="Shape1_0" draw:style-name="gr7" draw:text-style-name="P29" svg:width="1.2606in" svg:height="1.5315in" svg:x="1.3047in" svg:y="0.1071in"><text:p text:style-name="P25"><text:span text:style-name="T18">RGB 39, 75, 89</text:span></text:p><text:p text:style-name="P25"><text:span text:style-name="T18">HSV 197, 56, 35</text:span></text:p><text:p text:style-name="P25"><text:span text:style-name="T18">CMYK 56, 16, 0, 65</text:span></text:p><text:p text:style-name="P25"><text:span text:style-name="T18">LAB 30, -8, -12</text:span></text:p><draw:enhanced-geometry svg:viewBox="0 0 21600 21600" draw:type="rectangle" draw:enhanced-path="M 0 0 L 21600 0 21600 21600 0 21600 0 0 Z N"/></draw:custom-shape><draw:custom-shape text:anchor-type="paragraph" draw:z-index="2" draw:name="Shape1_1" draw:style-name="gr6" draw:text-style-name="P28" svg:width="1.2606in" svg:height="1.5315in" svg:x="2.5654in" svg:y="0.1071in"><text:p text:style-name="P25"><text:span text:style-name="T18">RGB 123, 154, 166</text:span></text:p><text:p text:style-name="P25"><text:span text:style-name="T18">HSV 197, 26, 65</text:span></text:p><text:p text:style-name="P25"><text:span text:style-name="T18">CMYK 26, 7, 0, 35</text:span></text:p><text:p text:style-name="P25"><text:span text:style-name="T18">LAB 62, -8, -10</text:span></text:p><draw:enhanced-geometry svg:viewBox="0 0 21600 21600" draw:type="rectangle" draw:enhanced-path="M 0 0 L 21600 0 21600 21600 0 21600 0 0 Z N"/></draw:custom-shape><draw:custom-shape text:anchor-type="paragraph" draw:z-index="3" draw:name="Shape1_2" draw:style-name="gr5" draw:text-style-name="P27" svg:width="1.2606in" svg:height="1.5315in" svg:x="3.8256in" svg:y="0.1071in"><text:p text:style-name="P25"><text:span text:style-name="T18">RGB 242, 160, 61</text:span></text:p><text:p text:style-name="P25"><text:span text:style-name="T18">HSV 33, 75, 95</text:span></text:p><text:p text:style-name="P25"><text:span text:style-name="T18">CMYK 0, 34, 75, 5</text:span></text:p><text:p text:style-name="P25"><text:span text:style-name="T18">LAB 73, 22, 62</text:span></text:p><draw:enhanced-geometry svg:viewBox="0 0 21600 21600" draw:type="rectangle" draw:enhanced-path="M 0 0 L 21600 0 21600 21600 0 21600 0 0 Z N"/></draw:custom-shape><draw:custom-shape text:anchor-type="paragraph" draw:z-index="4" draw:name="Shape1_3" draw:style-name="gr4" draw:text-style-name="P26" svg:width="1.2606in" svg:height="1.5315in" svg:x="5.0862in" svg:y="0.1071in"><text:p text:style-name="P25"><text:span text:style-name="T18">RGB 217, 93, 48</text:span></text:p><text:p text:style-name="P25"><text:span text:style-name="T18">HSV 16, 78, 85</text:span></text:p><text:p text:style-name="P25"><text:span text:style-name="T18">CMYK 0, 57, 78, 15</text:span></text:p><text:p text:style-name="P25"><text:span text:style-name="T18">LAB 55, 46, 49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8" draw:text-style-name="P31" svg:width="1.2713in" svg:height="1.5315in" svg:x="0.0339in" svg:y="0.1071in"><text:p text:style-name="P30"><text:span text:style-name="T19">RGB 8, 30, 38</text:span></text:p><text:p text:style-name="P30"><text:span text:style-name="T19">HSV 197, 80, 15</text:span></text:p><text:p text:style-name="P30"><text:span text:style-name="T19">CMYK 80, 23, 0, 85</text:span></text:p><text:p text:style-name="P30"><text:span text:style-name="T19">LAB 10, -5, -8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FROID : pour la montagne austère<text:tab/><text:tab/><text:tab/>CHAUD : pour la cordée qui avance soudée</text:p>
      <text:p text:style-name="P14"/>
      <text:p text:style-name="P15"><text:soft-page-break/>Idéalement :</text:p>
      <text:list xml:id="list3766875785" text:style-name="L1">
        <text:list-item>
          <text:p text:style-name="P21">fon<text:span text:style-name="T17">d</text:span> de carte plus lisible et avec typographie identique au site web</text:p>
        </text:list-item>
        <text:list-item>
          <text:p text:style-name="P21">icone pour chaque spor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14:31:30.751420620</meta:creation-date>
    <meta:editing-duration>PT9H4M10S</meta:editing-duration>
    <meta:editing-cycles>8</meta:editing-cycles>
    <meta:generator>LibreOffice/6.4.1.2$Linux_X86_64 LibreOffice_project/e1ad903d8acbc5f5b474f1d8ec3defef24b8c46b</meta:generator>
    <dc:date>2020-03-22T11:56:38.278139585</dc:date>
    <meta:document-statistic meta:table-count="0" meta:image-count="0" meta:object-count="0" meta:page-count="2" meta:paragraph-count="24" meta:word-count="140" meta:character-count="983" meta:non-whitespace-character-count="838"/>
  </office:meta>
</office:document-meta>
</file>